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1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3cm" svg:height="14.7cm" svg:x="5.4cm" svg:y="1.6cm">
          <text:p/>
        </draw:rect>
        <draw:rect draw:style-name="gr2" draw:text-style-name="P1" draw:layer="layout" svg:width="9.3cm" svg:height="2.5cm" svg:x="5.4cm" svg:y="1.6cm">
          <text:p/>
        </draw:rect>
        <draw:frame draw:style-name="gr3" draw:layer="layout" svg:width="3.3cm" svg:height="1.163cm" svg:x="6.8cm" svg:y="2.2cm">
          <draw:text-box>
            <text:p>PWSafe</text:p>
          </draw:text-box>
        </draw:frame>
        <draw:ellipse draw:style-name="gr2" draw:text-style-name="P1" draw:layer="layout" svg:width="1cm" svg:height="0.9cm" svg:x="12.2cm" svg:y="2.2cm">
          <text:p/>
        </draw:ellipse>
        <draw:frame draw:style-name="gr4" draw:layer="layout" svg:width="1cm" svg:height="1.25cm" svg:x="12.3cm" svg:y="2.25cm">
          <draw:text-box>
            <text:p>+</text:p>
          </draw:text-box>
        </draw:frame>
        <draw:rect draw:style-name="gr5" draw:text-style-name="P1" draw:layer="layout" svg:width="0.4cm" svg:height="0.4cm" svg:x="13.9cm" svg:y="1.9cm">
          <text:p/>
        </draw:rect>
        <draw:rect draw:style-name="gr5" draw:text-style-name="P1" draw:layer="layout" svg:width="0.4cm" svg:height="0.4cm" svg:x="13.9cm" svg:y="2.5cm">
          <text:p/>
        </draw:rect>
        <draw:rect draw:style-name="gr5" draw:text-style-name="P1" draw:layer="layout" svg:width="0.4cm" svg:height="0.4cm" svg:x="13.9cm" svg:y="3.2cm">
          <text:p/>
        </draw:rect>
        <draw:frame draw:style-name="gr6" draw:layer="layout" svg:width="8.4cm" svg:height="1.65cm" svg:x="6cm" svg:y="5.1cm">
          <draw:text-box>
            <text:p>Saved passwords</text:p>
          </draw:text-box>
        </draw:frame>
        <draw:frame draw:style-name="gr7" draw:layer="layout" svg:width="3cm" svg:height="1cm" svg:x="6cm" svg:y="6.7cm">
          <draw:text-box>
            <text:p>Title 1</text:p>
          </draw:text-box>
        </draw:frame>
        <draw:frame draw:style-name="gr7" draw:layer="layout" svg:width="3cm" svg:height="1cm" svg:x="6cm" svg:y="8.1cm">
          <draw:text-box>
            <text:p>Title 2</text:p>
          </draw:text-box>
        </draw:frame>
        <draw:frame draw:style-name="gr7" draw:layer="layout" svg:width="3cm" svg:height="1cm" svg:x="6cm" svg:y="9.7cm">
          <draw:text-box>
            <text:p>Title 3</text:p>
          </draw:text-box>
        </draw:frame>
        <draw:line draw:style-name="gr8" draw:text-style-name="P1" draw:layer="layout" svg:x1="5.8cm" svg:y1="7.7cm" svg:x2="14.2cm" svg:y2="7.7cm">
          <text:p/>
        </draw:line>
        <draw:line draw:style-name="gr8" draw:text-style-name="P1" draw:layer="layout" svg:x1="5.799cm" svg:y1="9.299cm" svg:x2="14.199cm" svg:y2="9.2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30T18:42:06.45</meta:creation-date>
    <dc:date>2015-01-30T18:51:11.66</dc:date>
    <meta:editing-duration>PT9M32S</meta:editing-duration>
    <meta:editing-cycles>2</meta:editing-cycles>
    <meta:generator>OpenOffice.org/3.4.1$Win32 OpenOffice.org_project/341m1$Build-9593</meta:generator>
    <meta:document-statistic meta:object-count="14"/>
  </office:meta>
</office:document-meta>
</file>